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F000004378D0734465EAD02E6.png" manifest:media-type="image/png"/>
  <manifest:file-entry manifest:full-path="Pictures/100000000000077F000004372C2639EDE2C462C1.png" manifest:media-type="image/png"/>
  <manifest:file-entry manifest:full-path="Pictures/100000000000077F00000437B38EC24EF15F8590.png" manifest:media-type="image/png"/>
  <manifest:file-entry manifest:full-path="Pictures/100000000000077F000004375511BF2AB63999EA.png" manifest:media-type="image/png"/>
  <manifest:file-entry manifest:full-path="Pictures/100000000000077F00000437C7460768E444D34D.png" manifest:media-type="image/png"/>
  <manifest:file-entry manifest:full-path="Pictures/100000000000077F000004378603E8FF233E71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none" fo:font-weight="bold" officeooo:rsid="000c5a8b" officeooo:paragraph-rsid="000c5a8b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24pt" style:text-underline-style="none" fo:font-weight="bold" officeooo:rsid="000c5a8b" officeooo:paragraph-rsid="000c5a8b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6pt" style:text-underline-style="none" fo:font-weight="bold" officeooo:rsid="000c5a8b" officeooo:paragraph-rsid="000c5a8b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tab/><text:tab/><text:tab/><text:tab/><text:tab/><text:span text:style-name="T1">PAT-3 SET-2</text:span></text:p>
      <text:p text:style-name="P2"><text:s/><text:tab/><text:tab/><text:tab/><text:tab/><text:tab/><text:tab/><text:tab/><text:tab/><text:tab/><text:tab/></text:p>
      <text:p text:style-name="P2"><text:span text:style-name="T2">Name:Sathya.M</text:span></text:p>
      <text:p text:style-name="P3"><text:s/><text:tab/>Reg No: 23MIS1042</text:p>
      <text:p text:style-name="P1"/>
      <text:p text:style-name="P1"/>
      <text:p text:style-name="P1"/>
      <text:p text:style-name="P1">Q1.</text:p>
      <text:p text:style-name="P1"><draw:frame draw:style-name="fr1" draw:name="Image1" text:anchor-type="char" svg:width="17cm" svg:height="9.559cm" draw:z-index="0"><draw:image xlink:href="Pictures/100000000000077F000004378603E8FF233E718C.png" xlink:type="simple" xlink:show="embed" xlink:actuate="onLoad" draw:mime-type="image/png"/></draw:frame><text:line-break/><text:line-break/>Q1/OP</text:p>
      <text:p text:style-name="P1"/>
      <text:p text:style-name="P1"/>
      <text:p text:style-name="P1"><draw:frame draw:style-name="fr1" draw:name="Image2" text:anchor-type="char" svg:width="17cm" svg:height="9.559cm" draw:z-index="1"><draw:image xlink:href="Pictures/100000000000077F000004375511BF2AB63999EA.png" xlink:type="simple" xlink:show="embed" xlink:actuate="onLoad" draw:mime-type="image/png"/></draw:frame><text:soft-page-break/><text:line-break/><text:line-break/>Q2.</text:p>
      <text:p text:style-name="P1"><draw:frame draw:style-name="fr2" draw:name="Image3" text:anchor-type="char" svg:width="17cm" svg:height="9.559cm" draw:z-index="2"><draw:image xlink:href="Pictures/100000000000077F00000437C7460768E444D34D.png" xlink:type="simple" xlink:show="embed" xlink:actuate="onLoad" draw:mime-type="image/png"/></draw:frame><text:line-break/><text:line-break/>Q2/OP</text:p>
      <text:p text:style-name="P1"><draw:frame draw:style-name="fr1" draw:name="Image4" text:anchor-type="char" svg:width="17cm" svg:height="9.559cm" draw:z-index="3"><draw:image xlink:href="Pictures/100000000000077F00000437B38EC24EF15F8590.png" xlink:type="simple" xlink:show="embed" xlink:actuate="onLoad" draw:mime-type="image/png"/></draw:frame><text:soft-page-break/><text:line-break/><text:line-break/>Q3.</text:p>
      <text:p text:style-name="P1"/>
      <text:p text:style-name="P1"><draw:frame draw:style-name="fr1" draw:name="Image5" text:anchor-type="char" svg:width="17cm" svg:height="9.559cm" draw:z-index="4"><draw:image xlink:href="Pictures/100000000000077F000004372C2639EDE2C462C1.png" xlink:type="simple" xlink:show="embed" xlink:actuate="onLoad" draw:mime-type="image/png"/></draw:frame><text:soft-page-break/><text:line-break/><text:line-break/>Q3/OP</text:p>
      <text:p text:style-name="P1"/>
      <text:p text:style-name="P1"><draw:frame draw:style-name="fr1" draw:name="Image6" text:anchor-type="char" svg:width="17cm" svg:height="9.559cm" draw:z-index="5"><draw:image xlink:href="Pictures/100000000000077F000004378D0734465EAD02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4:43:26.531210278</meta:creation-date>
    <dc:date>2025-11-07T14:53:44.491857218</dc:date>
    <meta:editing-duration>PT7S</meta:editing-duration>
    <meta:editing-cycles>1</meta:editing-cycles>
    <meta:document-statistic meta:table-count="0" meta:image-count="6" meta:object-count="0" meta:page-count="4" meta:paragraph-count="10" meta:word-count="12" meta:character-count="94" meta:non-whitespace-character-count="62"/>
    <meta:generator>LibreOffice/7.3.7.2$Linux_X86_64 LibreOffice_project/30$Build-2</meta:generator>
  </office:meta>
</office:document-meta>
</file>